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059" svg:font-family="C059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0098in"/>
      <style:text-properties fo:color="#333333" loext:opacity="100%" officeooo:rsid="001ff944" officeooo:paragraph-rsid="001ff944"/>
    </style:style>
    <style:style style:name="P2" style:family="paragraph" style:parent-style-name="Standard">
      <style:paragraph-properties style:line-height-at-least="0.0098in"/>
      <style:text-properties fo:color="#333333" loext:opacity="100%" officeooo:rsid="001ff944" officeooo:paragraph-rsid="0020abf8"/>
    </style:style>
    <style:style style:name="P3" style:family="paragraph" style:parent-style-name="Standard">
      <style:paragraph-properties style:line-height-at-least="0.0098in"/>
      <style:text-properties fo:color="#333333" loext:opacity="100%" officeooo:rsid="0020abf8" officeooo:paragraph-rsid="0020abf8"/>
    </style:style>
    <style:style style:name="P4" style:family="paragraph" style:parent-style-name="Standard">
      <style:paragraph-properties style:line-height-at-least="0.0098in"/>
      <style:text-properties fo:color="#333333" loext:opacity="100%" fo:font-weight="bold" officeooo:rsid="001ff944" officeooo:paragraph-rsid="0020abf8" style:font-weight-asian="bold" style:font-weight-complex="bold"/>
    </style:style>
    <style:style style:name="P5" style:family="paragraph" style:parent-style-name="Standard">
      <style:paragraph-properties style:line-height-at-least="0.0098in"/>
      <style:text-properties fo:color="#333333" loext:opacity="100%" fo:font-weight="bold" officeooo:rsid="0020abf8" officeooo:paragraph-rsid="0020abf8" style:font-weight-asian="bold" style:font-weight-complex="bold"/>
    </style:style>
    <style:style style:name="P6" style:family="paragraph" style:parent-style-name="Standard">
      <style:paragraph-properties style:line-height-at-least="0.0098in"/>
      <style:text-properties fo:color="#333333" loext:opacity="100%" fo:font-size="12pt" fo:font-style="normal" style:text-underline-style="none" fo:font-weight="bold" officeooo:rsid="00218009" officeooo:paragraph-rsid="00218009" style:font-size-asian="10.5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style:line-height-at-least="0.0098in"/>
      <style:text-properties fo:color="#333333" loext:opacity="100%" fo:font-size="12pt" fo:font-style="normal" style:text-underline-style="none" fo:font-weight="bold" officeooo:rsid="00218009" officeooo:paragraph-rsid="0023c10e" style:font-size-asian="10.5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style:line-height-at-least="0.0098in"/>
      <style:text-properties fo:color="#333333" loext:opacity="100%" fo:font-size="12pt" fo:font-style="normal" style:text-underline-style="none" fo:font-weight="normal" officeooo:rsid="00218009" officeooo:paragraph-rsid="00218009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style:line-height-at-least="0.0098in"/>
      <style:text-properties fo:color="#333333" loext:opacity="100%" fo:font-size="12pt" fo:font-style="normal" style:text-underline-style="none" fo:font-weight="normal" officeooo:rsid="0023c10e" officeooo:paragraph-rsid="0023c10e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style:line-height-at-least="0.0098in"/>
      <style:text-properties fo:color="#333333" loext:opacity="100%" fo:font-size="12pt" fo:letter-spacing="0.011in" fo:font-style="normal" officeooo:rsid="00218009" officeooo:paragraph-rsid="00218009" style:font-style-asian="normal" style:font-style-complex="normal"/>
    </style:style>
    <style:style style:name="P11" style:family="paragraph" style:parent-style-name="Standard">
      <style:paragraph-properties style:line-height-at-least="0.0098in"/>
      <style:text-properties fo:color="#333333" loext:opacity="100%" fo:font-size="12pt" fo:letter-spacing="0.0028in" fo:font-style="normal" style:text-underline-style="none" fo:font-weight="normal" officeooo:rsid="00218009" officeooo:paragraph-rsid="00228a6a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style:line-height-at-least="0.0098in"/>
      <style:text-properties fo:color="#333333" loext:opacity="100%" fo:font-size="12pt" fo:letter-spacing="0.0028in" fo:font-style="normal" style:text-underline-style="none" fo:font-weight="normal" officeooo:rsid="00218009" officeooo:paragraph-rsid="00268689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style:line-height-at-least="0.0098in"/>
      <style:text-properties fo:color="#333333" loext:opacity="100%" style:font-name="C059" fo:font-size="18pt" style:text-underline-style="solid" style:text-underline-width="auto" style:text-underline-color="font-color" officeooo:rsid="001ff944" officeooo:paragraph-rsid="001ff944" style:font-size-asian="15.75pt" style:font-size-complex="18pt"/>
    </style:style>
    <style:style style:name="P14" style:family="paragraph" style:parent-style-name="Standard">
      <style:paragraph-properties style:line-height-at-least="0.0098in"/>
      <style:text-properties fo:color="#333333" loext:opacity="100%" style:font-name="C059" fo:font-size="18pt" style:text-underline-style="solid" style:text-underline-width="auto" style:text-underline-color="font-color" officeooo:rsid="0020abf8" officeooo:paragraph-rsid="0020abf8" style:font-size-asian="15.75pt" style:font-size-complex="18pt"/>
    </style:style>
    <style:style style:name="P15" style:family="paragraph" style:parent-style-name="Standard">
      <style:paragraph-properties style:line-height-at-least="0.0098in"/>
      <style:text-properties fo:color="#333333" loext:opacity="100%" style:font-name="C059" fo:font-size="18pt" fo:font-style="normal" style:text-underline-style="solid" style:text-underline-width="auto" style:text-underline-color="font-color" officeooo:rsid="00218009" officeooo:paragraph-rsid="00218009" style:font-size-asian="15.75pt" style:font-style-asian="normal" style:font-size-complex="18pt" style:font-style-complex="normal"/>
    </style:style>
    <style:style style:name="P16" style:family="paragraph" style:parent-style-name="Standard">
      <style:paragraph-properties style:line-height-at-least="0.0098in"/>
      <style:text-properties fo:color="#333333" loext:opacity="100%" style:font-name="C059" fo:font-size="18pt" fo:font-style="normal" style:text-underline-style="solid" style:text-underline-width="auto" style:text-underline-color="font-color" officeooo:rsid="00228a6a" officeooo:paragraph-rsid="00228a6a" style:font-size-asian="15.75pt" style:font-style-asian="normal" style:font-size-complex="18pt" style:font-style-complex="normal"/>
    </style:style>
    <style:style style:name="P17" style:family="paragraph" style:parent-style-name="Standard">
      <style:paragraph-properties style:line-height-at-least="0.0098in" fo:text-align="start" style:justify-single-word="false"/>
      <style:text-properties fo:color="#333333" loext:opacity="100%" fo:font-size="18pt" style:text-underline-style="solid" style:text-underline-width="auto" style:text-underline-color="font-color" officeooo:rsid="001ff944" officeooo:paragraph-rsid="002825db" style:font-size-asian="15.75pt" style:font-size-complex="18pt"/>
    </style:style>
    <style:style style:name="P18" style:family="paragraph" style:parent-style-name="Standard">
      <style:paragraph-properties style:line-height-at-least="0.0098in"/>
      <style:text-properties officeooo:rsid="001ff944" officeooo:paragraph-rsid="001ff944"/>
    </style:style>
    <style:style style:name="P19" style:family="paragraph" style:parent-style-name="Standard" style:master-page-name="">
      <style:paragraph-properties style:line-height-at-least="0.0098in" fo:text-align="center" style:justify-single-word="false" style:page-number="auto"/>
      <style:text-properties fo:color="#464646" loext:opacity="100%" style:font-name="Liberation Sans" fo:font-size="18pt" style:text-underline-style="solid" style:text-underline-width="bold" style:text-underline-color="font-color" fo:font-weight="bold" officeooo:rsid="0023c10e" officeooo:paragraph-rsid="0023c10e" style:font-size-asian="15.75pt" style:font-weight-asian="bold" style:font-size-complex="18pt" style:font-weight-complex="bold"/>
    </style:style>
    <style:style style:name="P20" style:family="paragraph" style:parent-style-name="Standard">
      <style:paragraph-properties style:line-height-at-least="0.0098in"/>
      <style:text-properties officeooo:paragraph-rsid="001ff944"/>
    </style:style>
    <style:style style:name="T1" style:family="text">
      <style:text-properties fo:color="#666666" loext:opacity="100%"/>
    </style:style>
    <style:style style:name="T2" style:family="text">
      <style:text-properties fo:color="#666666" loext:opacity="100%" style:font-name="Liberation Sans" fo:font-size="10pt" style:text-underline-style="none" officeooo:rsid="00268689" style:font-size-asian="10pt" style:font-size-complex="10pt"/>
    </style:style>
    <style:style style:name="T3" style:family="text">
      <style:text-properties fo:color="#666666" loext:opacity="100%" officeooo:rsid="001ff944"/>
    </style:style>
    <style:style style:name="T4" style:family="text">
      <style:text-properties style:text-underline-style="solid" style:text-underline-width="auto" style:text-underline-color="font-color" style:font-size-asian="15.75pt" style:font-size-complex="18pt"/>
    </style:style>
    <style:style style:name="T5" style:family="text">
      <style:text-properties officeooo:rsid="0020abf8"/>
    </style:style>
    <style:style style:name="T6" style:family="text">
      <style:text-properties fo:font-weight="bold" officeooo:rsid="0020abf8" style:font-weight-asian="bold" style:font-weight-complex="bold"/>
    </style:style>
    <style:style style:name="T7" style:family="text">
      <style:text-properties fo:font-weight="normal" officeooo:rsid="0020abf8" style:font-weight-asian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normal" officeooo:rsid="0020abf8" style:font-style-asian="italic" style:font-weight-asian="normal" style:font-style-complex="italic" style:font-weight-complex="normal"/>
    </style:style>
    <style:style style:name="T10" style:family="text">
      <style:text-properties officeooo:rsid="00228a6a"/>
    </style:style>
    <style:style style:name="T11" style:family="text">
      <style:text-properties style:font-name="C059"/>
    </style:style>
    <style:style style:name="T12" style:family="text">
      <style:text-properties style:font-name="C059" officeooo:rsid="0023c10e"/>
    </style:style>
    <style:style style:name="T13" style:family="text">
      <style:text-properties officeooo:rsid="0023c10e"/>
    </style:style>
    <style:style style:name="T14" style:family="text">
      <style:text-properties officeooo:rsid="00257e70"/>
    </style:style>
    <style:style style:name="T15" style:family="text">
      <style:text-properties officeooo:rsid="00267dce"/>
    </style:style>
    <style:style style:name="T16" style:family="text">
      <style:text-properties officeooo:rsid="00268689"/>
    </style:style>
    <style:style style:name="T17" style:family="text">
      <style:text-properties style:font-name="Liberation Sans" style:text-underline-style="none" officeooo:rsid="0023c10e"/>
    </style:style>
    <style:style style:name="T18" style:family="text">
      <style:text-properties style:font-name="Liberation Sans" style:text-underline-style="none" officeooo:rsid="002a7c42"/>
    </style:style>
    <style:style style:name="T19" style:family="text">
      <style:text-properties style:font-name="Liberation Sans" fo:font-size="10pt" style:text-underline-style="none" officeooo:rsid="00268689" style:font-size-asian="10pt" style:font-size-complex="10pt"/>
    </style:style>
    <style:style style:name="T20" style:family="text">
      <style:text-properties style:text-position="super 58%" style:font-name="Liberation Sans" fo:font-size="10pt" style:text-underline-style="none" officeooo:rsid="00268689" style:font-size-asian="10pt" style:font-size-complex="10pt"/>
    </style:style>
    <style:style style:name="T21" style:family="text">
      <style:text-properties fo:color="#333333" loext:opacity="100%" officeooo:rsid="001ff944"/>
    </style:style>
    <style:style style:name="T22" style:family="text">
      <style:text-properties officeooo:rsid="002a7c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Curriculum Vitae</text:p>
      <text:p text:style-name="P18"/>
      <text:p text:style-name="P17"><text:span text:style-name="T11">Personal Inf</text:span><text:span text:style-name="T12">o</text:span><text:span text:style-name="T17"><text:tab/><text:tab/><text:tab/><text:tab/><text:tab/><text:tab/><text:tab/></text:span><text:span text:style-name="T2">Date:</text:span><text:span text:style-name="T19"> 27</text:span><text:span text:style-name="T20">th</text:span><text:span text:style-name="T19"> September 2024</text:span></text:p>
      <text:p text:style-name="P1"/>
      <text:p text:style-name="P1"><text:span text:style-name="T1">Name<text:tab/><text:tab/>:</text:span><text:tab/>Md. Hossain</text:p>
      <text:p text:style-name="P1"/>
      <text:p text:style-name="P1"><text:span text:style-name="T1">Address<text:tab/>:</text:span><text:tab/>Ahsanullah Hall, BUET, Dhaka-1000</text:p>
      <text:p text:style-name="P1"/>
      <text:p text:style-name="P1"><text:span text:style-name="T1">Age<text:tab/><text:tab/>:</text:span><text:tab/>23 years old</text:p>
      <text:p text:style-name="P1"/>
      <text:p text:style-name="P13">Contacts</text:p>
      <text:p text:style-name="P1"/>
      <text:p text:style-name="P20"><text:span text:style-name="T3">Email<text:tab/><text:tab/>:</text:span><text:span text:style-name="T21"><text:tab/></text:span><text:a xlink:type="simple" xlink:href="mailto:husayn.buet@gmail.com" text:style-name="Internet_20_link" text:visited-style-name="Visited_20_Internet_20_Link">husayn.buet@gmail.com</text:a></text:p>
      <text:p text:style-name="P1"/>
      <text:p text:style-name="P1"><text:span text:style-name="T1">Phone<text:tab/><text:tab/>:</text:span><text:tab/>01746553105</text:p>
      <text:p text:style-name="P1"/>
      <text:p text:style-name="P3"><text:span text:style-name="T1">Portfolio<text:tab/>:</text:span><text:tab/><text:a xlink:type="simple" xlink:href="https://best-rion.github.io/me/" text:style-name="Internet_20_link" text:visited-style-name="Visited_20_Internet_20_Link">https://best-rion.github.io/me/</text:a></text:p>
      <text:p text:style-name="P3"/>
      <text:p text:style-name="P14">Education</text:p>
      <text:p text:style-name="P5"><text:tab/><text:tab/></text:p>
      <text:p text:style-name="P5"><text:tab/><text:tab/>HSC (Science)</text:p>
      <text:p text:style-name="P4"><text:span text:style-name="T5"><text:tab/><text:tab/></text:span><text:span text:style-name="T7">Saidpur Govt. Science College</text:span></text:p>
      <text:p text:style-name="P4"><text:span text:style-name="T7"><text:tab/><text:tab/></text:span><text:span text:style-name="T9">July 2018 – Apr. 2020</text:span></text:p>
      <text:p text:style-name="P2"><text:tab/><text:tab/></text:p>
      <text:p text:style-name="P2"><text:tab/><text:tab/><text:span text:style-name="T6">B.Sc. In Mechanical Engineering</text:span></text:p>
      <text:p text:style-name="P3"><text:tab/><text:tab/>Bangladesh University of Engineering and Technology (BUET)</text:p>
      <text:p text:style-name="P3"><text:tab/><text:tab/><text:span text:style-name="T8">Dec. 2021 – Present</text:span></text:p>
      <text:p text:style-name="P3"><text:span text:style-name="T8"/></text:p>
      <text:p text:style-name="P15">Technical Skills</text:p>
      <text:p text:style-name="P6"/>
      <text:p text:style-name="P6">Languages:<text:tab/><text:tab/><text:tab/><text:tab/><text:tab/><text:tab/><text:tab/><text:span text:style-name="T13">Libraries:</text:span></text:p>
      <text:p text:style-name="P8">Java, C++, JavaScript, Python and SQL<text:tab/><text:tab/><text:tab/><text:span text:style-name="T13">OpenCV, Bootstrap, SFML(C++), p5.js</text:span></text:p>
      <text:p text:style-name="P8"/>
      <text:p text:style-name="P7"><text:span text:style-name="T13">Tools and Services</text:span>:<text:tab/><text:tab/><text:tab/><text:tab/><text:tab/><text:tab/><text:span text:style-name="T13">Framework</text:span><text:span text:style-name="T15">s</text:span><text:span text:style-name="T13">:</text:span></text:p>
      <text:p text:style-name="P9">Git and Github, Linux Command Line<text:tab/><text:tab/><text:tab/>Django (Basic), SpringBoot (Learning)</text:p>
      <text:p text:style-name="P8"/>
      <text:p text:style-name="P15">Experience</text:p>
      <text:p text:style-name="P10"><text:span text:style-name="T4"/></text:p>
      <text:p text:style-name="P11">I have made some simple projects while learning programming languages and programming concepts. <text:span text:style-name="T16">Find those</text:span><text:span text:style-name="T14"> in my portfolio above.</text:span> <text:span text:style-name="T14">But </text:span><text:span text:style-name="T16">I</text:span><text:span text:style-name="T14"> s</text:span>till have not worked in any real company.</text:p>
      <text:p text:style-name="P11"/>
      <text:p text:style-name="P16">Personal Request</text:p>
      <text:p text:style-name="P11"/>
      <text:p text:style-name="P12">It would be very helpful for me if I <text:span text:style-name="T14">can work </text:span>and gather some experience from your company.</text:p>
      <text:p text:style-name="P12">I am a quick learner and a dedicated person in everything I do. <text:span text:style-name="T10">I love problem solving and learning new technologies. </text:span>I am sure I will <text:span text:style-name="T13">be able to</text:span> adapt to the responsibilit<text:span text:style-name="T16">ies</text:span> <text:span text:style-name="T10">given to me </text:span></text:p>
      <text:p text:style-name="P12"><text:span text:style-name="T10">in your company and work efficiently with the team. I will look forward to get a reply from you. </text:span><text:span text:style-name="T13">I am willing to work </text:span><text:span text:style-name="T22">for free for the first month</text:span><text:span text:style-name="T13"> if you approve. 😊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059" svg:font-family="C059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02:36:23.059625944</meta:creation-date>
    <dc:date>2024-09-28T17:36:28.972785823</dc:date>
    <meta:editing-duration>PT23M2S</meta:editing-duration>
    <meta:editing-cycles>6</meta:editing-cycles>
    <meta:generator>LibreOffice/24.2.5.2$Linux_X86_64 LibreOffice_project/420$Build-2</meta:generator>
    <meta:print-date>2024-09-27T05:01:44.533376729</meta:print-date>
    <meta:printed-by>PDF files</meta:printed-by>
    <meta:document-statistic meta:table-count="0" meta:image-count="0" meta:object-count="0" meta:page-count="1" meta:paragraph-count="29" meta:word-count="206" meta:character-count="1314" meta:non-whitespace-character-count="1091"/>
  </office:meta>
</office:document-meta>
</file>